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ETBembo" svg:font-family="ETBembo" style:font-pitch="variable"/>
    <style:font-face style:name="ETbb" svg:font-family="ETbb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2125in" table:align="margins"/>
    </style:style>
    <style:style style:name="Table1.A" style:family="table-column">
      <style:table-column-properties style:column-width="2.6868in" style:rel-column-width="3869*"/>
    </style:style>
    <style:style style:name="Table1.B" style:family="table-column">
      <style:table-column-properties style:column-width="0.5257in" style:rel-column-width="757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3.2125in" table:align="margins"/>
    </style:style>
    <style:style style:name="Table2.A" style:family="table-column">
      <style:table-column-properties style:column-width="2.6868in" style:rel-column-width="3869*"/>
    </style:style>
    <style:style style:name="Table2.B" style:family="table-column">
      <style:table-column-properties style:column-width="0.5257in" style:rel-column-width="757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3.2125in" table:align="margins"/>
    </style:style>
    <style:style style:name="Table3.A" style:family="table-column">
      <style:table-column-properties style:column-width="1.1847in" style:rel-column-width="1706*"/>
    </style:style>
    <style:style style:name="Table3.B" style:family="table-column">
      <style:table-column-properties style:column-width="2.0278in" style:rel-column-width="2920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3.2118in" table:align="left"/>
    </style:style>
    <style:style style:name="Table4.A" style:family="table-column">
      <style:table-column-properties style:column-width="1.6236in"/>
    </style:style>
    <style:style style:name="Table4.B" style:family="table-column">
      <style:table-column-properties style:column-width="1.5882in"/>
    </style:style>
    <style:style style:name="Table4.A1" style:family="table-cell">
      <style:table-cell-properties fo:padding="0.0201in" fo:border-left="0.05pt solid #2a6099" fo:border-right="none" fo:border-top="0.05pt solid #2a6099" fo:border-bottom="0.05pt solid #2a6099" style:writing-mode="page"/>
    </style:style>
    <style:style style:name="Table4.B1" style:family="table-cell">
      <style:table-cell-properties fo:padding="0.0201in" fo:border="0.05pt solid #2a6099" style:writing-mode="page"/>
    </style:style>
    <style:style style:name="Table4.A2" style:family="table-cell">
      <style:table-cell-properties fo:padding="0.0201in" fo:border-left="0.05pt solid #2a6099" fo:border-right="none" fo:border-top="none" fo:border-bottom="0.05pt solid #2a6099" style:writing-mode="page"/>
    </style:style>
    <style:style style:name="Table4.B2" style:family="table-cell">
      <style:table-cell-properties fo:padding="0.0201in" fo:border-left="0.05pt solid #2a6099" fo:border-right="0.05pt solid #2a6099" fo:border-top="none" fo:border-bottom="0.05pt solid #2a6099" style:writing-mode="page"/>
    </style:style>
    <style:style style:name="Table5" style:family="table">
      <style:table-properties style:width="3.2118in" table:align="left"/>
    </style:style>
    <style:style style:name="Table5.A" style:family="table-column">
      <style:table-column-properties style:column-width="3.2118in"/>
    </style:style>
    <style:style style:name="Table5.A1" style:family="table-cell">
      <style:table-cell-properties fo:padding="0.0201in" fo:border="0.05pt solid #2a6099" style:writing-mode="page"/>
    </style:style>
    <style:style style:name="Table5.A2" style:family="table-cell">
      <style:table-cell-properties fo:padding="0.0201in" fo:border-left="0.05pt solid #2a6099" fo:border-right="0.05pt solid #2a6099" fo:border-top="none" fo:border-bottom="0.05pt solid #2a6099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ETBembo" fo:font-size="14pt" officeooo:rsid="000defb9" officeooo:paragraph-rsid="000defb9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ETBembo" fo:font-size="14pt" officeooo:rsid="000defb9" officeooo:paragraph-rsid="001159b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ETBembo" fo:font-size="14pt" officeooo:rsid="000defb9" officeooo:paragraph-rsid="000defb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ETBembo" fo:font-size="14pt" officeooo:rsid="000defb9" officeooo:paragraph-rsid="000defb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ETBembo" fo:font-size="14pt" officeooo:rsid="000f2d5e" officeooo:paragraph-rsid="000f2d5e" style:font-size-asian="12.3000001907349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rsid="000defb9" officeooo:paragraph-rsid="000defb9"/>
    </style:style>
    <style:style style:name="P7" style:family="paragraph" style:parent-style-name="Standard">
      <style:paragraph-properties fo:text-align="start" style:justify-single-word="false"/>
      <style:text-properties officeooo:paragraph-rsid="000defb9"/>
    </style:style>
    <style:style style:name="P8" style:family="paragraph" style:parent-style-name="Standard">
      <style:paragraph-properties fo:text-align="center" style:justify-single-word="false"/>
      <style:text-properties fo:color="#2a6099" loext:opacity="100%" officeooo:rsid="000f2d5e" officeooo:paragraph-rsid="000f2d5e" style:font-size-asian="12.3000001907349pt"/>
    </style:style>
    <style:style style:name="P9" style:family="paragraph" style:parent-style-name="Standard">
      <style:paragraph-properties fo:text-align="center" style:justify-single-word="false"/>
      <style:text-properties fo:color="#2a6099" loext:opacity="100%" officeooo:rsid="000f2d5e" officeooo:paragraph-rsid="001159b5" style:font-size-asian="12.3000001907349pt"/>
    </style:style>
    <style:style style:name="P10" style:family="paragraph" style:parent-style-name="Standard">
      <style:paragraph-properties fo:text-align="center" style:justify-single-word="false"/>
      <style:text-properties fo:color="#2a6099" loext:opacity="100%" officeooo:rsid="001159b5" officeooo:paragraph-rsid="001159b5" style:font-size-asian="12.3000001907349pt"/>
    </style:style>
    <style:style style:name="P11" style:family="paragraph" style:parent-style-name="Standard">
      <style:paragraph-properties fo:text-align="center" style:justify-single-word="false"/>
      <style:text-properties fo:color="#2a6099" loext:opacity="100%" style:font-name="ETBembo" fo:font-size="14pt" officeooo:rsid="000defb9" officeooo:paragraph-rsid="000f2d5e" style:font-size-asian="12.3000001907349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2a6099" loext:opacity="100%" style:font-name="ETBembo" fo:font-size="14pt" officeooo:rsid="000defb9" officeooo:paragraph-rsid="000defb9" style:font-size-asian="12.3000001907349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2a6099" loext:opacity="100%" style:font-name="ETBembo" fo:font-size="14pt" officeooo:rsid="000defb9" officeooo:paragraph-rsid="001159b5" style:font-size-asian="12.3000001907349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2a6099" loext:opacity="100%" style:font-name="ETBembo" fo:font-size="14pt" officeooo:rsid="001159b5" officeooo:paragraph-rsid="001159b5" style:font-size-asian="12.3000001907349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2a6099" loext:opacity="100%" style:font-name="ETBembo" fo:font-size="14pt" officeooo:rsid="001159b5" officeooo:paragraph-rsid="001159b5" style:font-size-asian="12.3000001907349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ETBembo" fo:font-size="14pt" officeooo:rsid="000f2d5e" officeooo:paragraph-rsid="000f2d5e" style:font-size-asian="12.3000001907349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ETBembo" fo:font-size="14pt" style:font-size-asian="12.25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ETBembo" fo:font-size="14pt" officeooo:paragraph-rsid="000defb9" style:font-size-asian="12.25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ETBembo" fo:font-size="14pt" officeooo:rsid="000defb9" officeooo:paragraph-rsid="000defb9" style:font-size-asian="12.25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color="#2a6099" loext:opacity="100%" style:font-name="ETBembo" fo:font-size="14pt" officeooo:rsid="000defb9" officeooo:paragraph-rsid="000f2d5e" style:font-size-asian="12.3000001907349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color="#2a6099" loext:opacity="100%" style:font-name="ETBembo" fo:font-size="14pt" officeooo:rsid="000defb9" officeooo:paragraph-rsid="001159b5" style:font-size-asian="12.3000001907349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color="#2a6099" loext:opacity="100%" style:font-name="ETBembo" fo:font-size="14pt" officeooo:paragraph-rsid="000f2d5e" style:font-size-asian="12.3000001907349pt" style:font-size-complex="14pt"/>
    </style:style>
    <style:style style:name="T1" style:family="text">
      <style:text-properties style:font-name="ETBembo" fo:font-size="14pt" style:font-size-complex="14pt"/>
    </style:style>
    <style:style style:name="T2" style:family="text">
      <style:text-properties officeooo:rsid="000f2d5e"/>
    </style:style>
    <style:style style:name="T3" style:family="text">
      <style:text-properties fo:color="#000000" loext:opacity="100%"/>
    </style:style>
    <style:style style:name="T4" style:family="text">
      <style:text-properties officeooo:rsid="001159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ey Stephan, Ph.D.</text:p>
      <text:p text:style-name="P1">Faith, Reason, &amp; Revelation</text:p>
      <text:p text:style-name="P1">In-person Partner Debate Evaluations</text:p>
      <text:p text:style-name="P1"/>
      <text:p text:style-name="P3"/>
      <text:p text:style-name="P3">Preparation Check <text:tab/><text:tab/> <text:s/>Yes/No</text:p>
      <table:table table:name="Table1" table:style-name="Table1">
        <table:table-column table:style-name="Table1.A"/>
        <table:table-column table:style-name="Table1.B"/>
        <table:table-row table:style-name="TableLine94067979739200">
          <table:table-cell table:style-name="Table1.A1" office:value-type="string">
            <text:p text:style-name="P19">7-13 Minutes</text:p>
          </table:table-cell>
          <table:table-cell table:style-name="Table1.B1" office:value-type="string">
            <text:p text:style-name="P17"/>
          </table:table-cell>
        </table:table-row>
        <table:table-row table:style-name="TableLine94067979739200">
          <table:table-cell table:style-name="Table1.A2" office:value-type="string">
            <text:p text:style-name="P19">Scripted</text:p>
          </table:table-cell>
          <table:table-cell table:style-name="Table1.B2" office:value-type="string">
            <text:p text:style-name="P17"/>
          </table:table-cell>
        </table:table-row>
        <table:table-row table:style-name="TableLine94067979739200">
          <table:table-cell table:style-name="Table1.A2" office:value-type="string">
            <text:p text:style-name="P19">Dressed Fittingly</text:p>
          </table:table-cell>
          <table:table-cell table:style-name="Table1.B2" office:value-type="string">
            <text:p text:style-name="P17"/>
          </table:table-cell>
        </table:table-row>
      </table:table>
      <text:p text:style-name="P7"/>
      <text:p text:style-name="P6"/>
      <text:p text:style-name="P3">Style Check<text:tab/><text:tab/><text:tab/><text:tab/> <text:s/>Yes/No</text:p>
      <table:table table:name="Table2" table:style-name="Table2">
        <table:table-column table:style-name="Table2.A"/>
        <table:table-column table:style-name="Table2.B"/>
        <table:table-row table:style-name="TableLine94067982990064">
          <table:table-cell table:style-name="Table2.A1" office:value-type="string">
            <text:p text:style-name="P19"><text:span text:style-name="T2">Civility (e.g. </text:span>Sir/Ma’am<text:span text:style-name="T2">)</text:span></text:p>
          </table:table-cell>
          <table:table-cell table:style-name="Table2.B1" office:value-type="string">
            <text:p text:style-name="P18"/>
          </table:table-cell>
        </table:table-row>
        <table:table-row table:style-name="TableLine94067982990064">
          <table:table-cell table:style-name="Table2.A2" office:value-type="string">
            <text:p text:style-name="P19">Credible Dialogue</text:p>
          </table:table-cell>
          <table:table-cell table:style-name="Table2.B2" office:value-type="string">
            <text:p text:style-name="P18"/>
          </table:table-cell>
        </table:table-row>
        <table:table-row table:style-name="TableLine94067982990064">
          <table:table-cell table:style-name="Table2.A2" office:value-type="string">
            <text:p text:style-name="P19"><text:span text:style-name="T2">Both/All</text:span> <text:span text:style-name="T2">Partners</text:span> Involved</text:p>
          </table:table-cell>
          <table:table-cell table:style-name="Table2.B2" office:value-type="string">
            <text:p text:style-name="P18"/>
          </table:table-cell>
        </table:table-row>
      </table:table>
      <text:p text:style-name="P4"/>
      <text:p text:style-name="P4"/>
      <text:p text:style-name="P3">Merits<text:tab/> <text:s text:c="7"/>Strong | <text:span text:style-name="T2">Good</text:span> | Poor</text:p>
      <table:table table:name="Table3" table:style-name="Table3">
        <table:table-column table:style-name="Table3.A"/>
        <table:table-column table:style-name="Table3.B"/>
        <table:table-row table:style-name="TableLine94067982791232">
          <table:table-cell table:style-name="Table3.A1" office:value-type="string">
            <text:p text:style-name="P19">Audience Engagement</text:p>
            <text:p text:style-name="P19"/>
            <text:p text:style-name="P19"/>
            <text:p text:style-name="P19"/>
          </table:table-cell>
          <table:table-cell table:style-name="Table3.B1" office:value-type="string">
            <text:p text:style-name="P18"/>
          </table:table-cell>
        </table:table-row>
        <table:table-row table:style-name="TableLine94067982791232">
          <table:table-cell table:style-name="Table3.A2" office:value-type="string">
            <text:p text:style-name="P19">Class <text:span text:style-name="T2">and/or Other</text:span> <text:span text:style-name="T2">Scholarly Resource</text:span> </text:p>
            <text:p text:style-name="P19">Usage</text:p>
          </table:table-cell>
          <table:table-cell table:style-name="Table3.B2" office:value-type="string">
            <text:p text:style-name="P18"/>
          </table:table-cell>
        </table:table-row>
        <table:table-row table:style-name="TableLine94067982791232">
          <table:table-cell table:style-name="Table3.A2" office:value-type="string">
            <text:p text:style-name="P19">Persuasiveness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3.B2" office:value-type="string">
            <text:p text:style-name="P18"/>
          </table:table-cell>
        </table:table-row>
      </table:table>
      <text:p text:style-name="P8"><text:span text:style-name="T1">CAST</text:span></text:p>
      <text:p text:style-name="P8"><text:span text:style-name="T1"/></text:p>
      <text:p text:style-name="P8"><text:span text:style-name="T1">LN, FN <text:tab/><text:tab/><text:tab/>Role</text:span></text:p>
      <table:table table:name="Table4" table:style-name="Table4">
        <table:table-column table:style-name="Table4.A"/>
        <table:table-column table:style-name="Table4.B"/>
        <table:table-row table:style-name="TableLine94067982838736">
          <table:table-cell table:style-name="Table4.A1" office:value-type="string">
            <text:p text:style-name="P20"/>
            <text:p text:style-name="P20"/>
          </table:table-cell>
          <table:table-cell table:style-name="Table4.B1" office:value-type="string">
            <text:p text:style-name="P22"/>
          </table:table-cell>
        </table:table-row>
        <table:table-row table:style-name="TableLine94067982838736">
          <table:table-cell table:style-name="Table4.A2" office:value-type="string">
            <text:p text:style-name="P20"/>
            <text:p text:style-name="P20"/>
          </table:table-cell>
          <table:table-cell table:style-name="Table4.B2" office:value-type="string">
            <text:p text:style-name="P22"/>
          </table:table-cell>
        </table:table-row>
        <table:table-row table:style-name="TableLine94067982838736">
          <table:table-cell table:style-name="Table4.A2" office:value-type="string">
            <text:p text:style-name="P20"/>
            <text:p text:style-name="P20"/>
          </table:table-cell>
          <table:table-cell table:style-name="Table4.B2" office:value-type="string">
            <text:p text:style-name="P22"/>
          </table:table-cell>
        </table:table-row>
        <table:table-row table:style-name="TableLine94067982838736">
          <table:table-cell table:style-name="Table4.A2" office:value-type="string">
            <text:p text:style-name="P20"/>
            <text:p text:style-name="P20"/>
          </table:table-cell>
          <table:table-cell table:style-name="Table4.B2" office:value-type="string">
            <text:p text:style-name="P22"/>
          </table:table-cell>
        </table:table-row>
      </table:table>
      <text:p text:style-name="P11"/>
      <text:p text:style-name="P12">TOPIC</text:p>
      <text:p text:style-name="P12"/>
      <text:p text:style-name="P12">_______________________________</text:p>
      <text:p text:style-name="P12"/>
      <text:p text:style-name="P12">_______________________________</text:p>
      <text:p text:style-name="P12"/>
      <text:p text:style-name="P12">_______________________________</text:p>
      <text:p text:style-name="P12"/>
      <text:p text:style-name="P12"/>
      <text:p text:style-name="P12"/>
      <text:p text:style-name="P16">Dr. Stephan’s Additional Comment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<text:span text:style-name="T3"/></text:p>
      <text:p text:style-name="P5"><text:span text:style-name="T3"/></text:p>
      <text:p text:style-name="P5"><text:span text:style-name="T3">GRADE:<text:tab/><text:tab/>/ 10</text:span></text:p>
      <text:p text:style-name="P2"><text:soft-page-break/>Corey Stephan, Ph.D.</text:p>
      <text:p text:style-name="P2">Faith, Reason, &amp; Revelation</text:p>
      <text:p text:style-name="P2">In-person Partner Debate <text:span text:style-name="T4">Peer Reviews</text:span></text:p>
      <text:p text:style-name="P2"/>
      <text:p text:style-name="P10"><text:span text:style-name="T1">OUR NAMES</text:span></text:p>
      <text:p text:style-name="P9"><text:span text:style-name="T1"><text:tab/><text:tab/><text:tab/></text:span></text:p>
      <table:table table:name="Table5" table:style-name="Table5">
        <table:table-column table:style-name="Table5.A"/>
        <table:table-row table:style-name="TableLine94067944717552">
          <table:table-cell table:style-name="Table5.A1" office:value-type="string">
            <text:p text:style-name="P21"/>
            <text:p text:style-name="P21"/>
          </table:table-cell>
        </table:table-row>
        <table:table-row table:style-name="TableLine94067944717552">
          <table:table-cell table:style-name="Table5.A2" office:value-type="string">
            <text:p text:style-name="P21"/>
            <text:p text:style-name="P21"/>
          </table:table-cell>
        </table:table-row>
        <table:table-row table:style-name="TableLine94067944717552">
          <table:table-cell table:style-name="Table5.A2" office:value-type="string">
            <text:p text:style-name="P21"/>
            <text:p text:style-name="P21"/>
          </table:table-cell>
        </table:table-row>
        <table:table-row table:style-name="TableLine94067944717552">
          <table:table-cell table:style-name="Table5.A2" office:value-type="string">
            <text:p text:style-name="P21"/>
            <text:p text:style-name="P21"/>
          </table:table-cell>
        </table:table-row>
      </table:table>
      <text:p text:style-name="P13"/>
      <text:p text:style-name="P13"/>
      <text:p text:style-name="P14">After watching others’ debates, what could we have done better? (3 ideas)</text:p>
      <text:p text:style-name="P14"/>
      <text:p text:style-name="P15">1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3)</text:p>
      <text:p text:style-name="P15"/>
      <text:p text:style-name="P15"/>
      <text:p text:style-name="P15"/>
      <text:p text:style-name="P14">Feedback &amp; Questions for Others</text:p>
      <text:p text:style-name="P14"/>
      <text:p text:style-name="P14">OTHER CAST #1</text:p>
      <text:p text:style-name="P15"/>
      <text:p text:style-name="P15">Members:</text:p>
      <text:p text:style-name="P15"/>
      <text:p text:style-name="P15">Topic:</text:p>
      <text:p text:style-name="P15"/>
      <text:p text:style-name="P15">Praise:</text:p>
      <text:p text:style-name="P15"/>
      <text:p text:style-name="P15"/>
      <text:p text:style-name="P15"/>
      <text:p text:style-name="P15"/>
      <text:p text:style-name="P15">Critique:</text:p>
      <text:p text:style-name="P15"/>
      <text:p text:style-name="P15"/>
      <text:p text:style-name="P15"/>
      <text:p text:style-name="P15"/>
      <text:p text:style-name="P15">Question:</text:p>
      <text:p text:style-name="P15"/>
      <text:p text:style-name="P15"/>
      <text:p text:style-name="P15"/>
      <text:p text:style-name="P14">OTHER CAST #2</text:p>
      <text:p text:style-name="P15"/>
      <text:p text:style-name="P15">Members:</text:p>
      <text:p text:style-name="P15"/>
      <text:p text:style-name="P15">Topic:</text:p>
      <text:p text:style-name="P15"/>
      <text:p text:style-name="P15">Praise:</text:p>
      <text:p text:style-name="P15"/>
      <text:p text:style-name="P15"/>
      <text:p text:style-name="P15"/>
      <text:p text:style-name="P15"/>
      <text:p text:style-name="P15">Critique:</text:p>
      <text:p text:style-name="P15"/>
      <text:p text:style-name="P15"/>
      <text:p text:style-name="P15"/>
      <text:p text:style-name="P15"/>
      <text:p text:style-name="P15">Question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ETBembo" svg:font-family="ETBembo" style:font-pitch="variable"/>
    <style:font-face style:name="ETbb" svg:font-family="ETbb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.5in">
          <style:column-sep style:width="0.0075in" style:color="#000000" style:height="0%" style:style="none"/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08:24:55.736060743</meta:creation-date>
    <dc:date>2022-10-05T08:57:57.327966720</dc:date>
    <meta:editing-duration>PT7M</meta:editing-duration>
    <meta:editing-cycles>2</meta:editing-cycles>
    <meta:generator>LibreOffice/7.3.5.2$Linux_X86_64 LibreOffice_project/30$Build-2</meta:generator>
    <meta:document-statistic meta:table-count="5" meta:image-count="0" meta:object-count="0" meta:page-count="2" meta:paragraph-count="46" meta:word-count="110" meta:character-count="821" meta:non-whitespace-character-count="731"/>
  </office:meta>
</office:document-meta>
</file>